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9f9a4" officeooo:paragraph-rsid="0009f9a4"/>
    </style:style>
    <style:style style:name="P2" style:family="paragraph" style:parent-style-name="Standard" style:list-style-name="L1">
      <style:text-properties style:font-name="Ubuntu" officeooo:rsid="0009f9a4" officeooo:paragraph-rsid="0009f9a4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9f9a4" officeooo:paragraph-rsid="0009f9a4"/>
    </style:style>
    <style:style style:name="P4" style:family="paragraph" style:parent-style-name="Standard">
      <style:text-properties style:font-name="Ubuntu" officeooo:paragraph-rsid="0009f9a4"/>
    </style:style>
    <style:style style:name="P5" style:family="paragraph" style:parent-style-name="Standard">
      <style:text-properties style:font-name="Ubuntu" officeooo:rsid="000b4ef3" officeooo:paragraph-rsid="000b4ef3"/>
    </style:style>
    <style:style style:name="P6" style:family="paragraph" style:parent-style-name="Standard" style:list-style-name="L2">
      <style:text-properties style:font-name="Ubuntu" officeooo:rsid="000b4ef3" officeooo:paragraph-rsid="000b4ef3"/>
    </style:style>
    <style:style style:name="P7" style:family="paragraph" style:parent-style-name="Standard" style:list-style-name="L1">
      <style:text-properties style:font-name="Ubuntu" officeooo:rsid="000bdd6d" officeooo:paragraph-rsid="000bdd6d"/>
    </style:style>
    <style:style style:name="P8" style:family="paragraph" style:parent-style-name="Standard" style:list-style-name="L2">
      <style:text-properties style:font-name="Ubuntu" officeooo:rsid="000bdd6d" officeooo:paragraph-rsid="000bdd6d"/>
    </style:style>
    <style:style style:name="P9" style:family="paragraph" style:parent-style-name="Standard">
      <style:text-properties style:font-name="Ubuntu" officeooo:rsid="000bdd6d" officeooo:paragraph-rsid="000bdd6d"/>
    </style:style>
    <style:style style:name="P10" style:family="paragraph" style:parent-style-name="Standard" style:list-style-name="L3">
      <style:text-properties style:font-name="Ubuntu" officeooo:rsid="000bdd6d" officeooo:paragraph-rsid="000bdd6d"/>
    </style:style>
    <style:style style:name="T1" style:family="text">
      <style:text-properties officeooo:rsid="0009f9a4"/>
    </style:style>
    <style:style style:name="T2" style:family="text">
      <style:text-properties officeooo:rsid="000b4ef3"/>
    </style:style>
    <style:style style:name="T3" style:family="text">
      <style:text-properties officeooo:rsid="000bdd6d"/>
    </style:style>
    <style:style style:name="T4" style:family="text">
      <style:text-properties officeooo:rsid="000cec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ÁCORA SISTEMAS GRÁFICOS</text:p>
      <text:p text:style-name="P4"/>
      <text:p text:style-name="P4"><text:span text:style-name="T1">Cosas ya hechas:</text:span></text:p>
      <text:list xml:id="list2691053083" text:style-name="L1">
        <text:list-item>
          <text:p text:style-name="P2">Superficie de Barrido</text:p>
        </text:list-item>
        <text:list-item>
          <text:p text:style-name="P2">Curva Bspline Cuadrática</text:p>
        </text:list-item>
        <text:list-item>
          <text:p text:style-name="P2">Objeto 3d</text:p>
          <text:list>
            <text:list-item>
              <text:p text:style-name="P2">Tiene implementada la <text:span text:style-name="T2">jerarquía</text:span>, pero falta probarla</text:p>
            </text:list-item>
          </text:list>
        </text:list-item>
        <text:list-item>
          <text:p text:style-name="P2">Container 3d</text:p>
        </text:list-item>
        <text:list-item>
          <text:p text:style-name="P2">Buffer Calculator</text:p>
          <text:list>
            <text:list-item>
              <text:p text:style-name="P2">Falta ver bien el tema de como se llenan las normales.</text:p>
            </text:list-item>
            <text:list-item>
              <text:p text:style-name="P2">Falta calcular bien las tangentes y binormales.</text:p>
            </text:list-item>
          </text:list>
        </text:list-item>
        <text:list-item>
          <text:p text:style-name="P7">Camara Orbital.</text:p>
        </text:list-item>
      </text:list>
      <text:p text:style-name="P1"/>
      <text:p text:style-name="P5">Cosas para hacer:</text:p>
      <text:list xml:id="list2703792461" text:style-name="L2">
        <text:list-item>
          <text:p text:style-name="P6">Panel Curva: Se pueden definir con el mouse varios puntos que generan una curva Bspline para generar el recorrido de la autopista.</text:p>
        </text:list-item>
        <text:list-item>
          <text:p text:style-name="P6">Edificios: Cada manzana tiene una cantidad aleatoria de edificios. Una vez iniciado el proceso de generación cada edificio deberá crecer gradualmente (implementar efecto mediante vertex shader).</text:p>
        </text:list-item>
        <text:list-item>
          <text:p text:style-name="P6">Autopista: Curva Bspline y ver que tenga 2 materiales diferentes. Luminarias y columnas se ubican a lo largo del recorrido con un parámetro de aplicación.</text:p>
        </text:list-item>
        <text:list-item>
          <text:p text:style-name="P6">Columnas: Se deben generar a partir de una superficie de <text:span text:style-name="T3">revolución</text:span>, definiendo el perfil de corte mediante una curva Bezier.</text:p>
        </text:list-item>
        <text:list-item>
          <text:p text:style-name="P6">Luminarias: Superficie de barrido.</text:p>
        </text:list-item>
        <text:list-item>
          <text:p text:style-name="P8">Auto: chasis y ruedas. Deben haber varios recorriendo la autopista.</text:p>
        </text:list-item>
        <text:list-item>
          <text:p text:style-name="P8">Camara primera persona: ASWD para moverse y MOUSE para orientar la vista.</text:p>
        </text:list-item>
        <text:list-item>
          <text:p text:style-name="P8">Camara primera persona en autopista.</text:p>
        </text:list-item>
      </text:list>
      <text:p text:style-name="P9"/>
      <text:p text:style-name="P9">Objetos:</text:p>
      <text:list xml:id="list163253714" text:style-name="L3">
        <text:list-item>
          <text:p text:style-name="P10">Autopista <text:span text:style-name="T4">- M</text:span> </text:p>
        </text:list-item>
        <text:list-item>
          <text:p text:style-name="P10">Luminaria –<text:span text:style-name="T4"> M </text:span><text:s/></text:p>
        </text:list-item>
        <text:list-item>
          <text:p text:style-name="P10">Autos <text:span text:style-name="T4">- F</text:span></text:p>
        </text:list-item>
        <text:list-item>
          <text:p text:style-name="P10">Columnas</text:p>
        </text:list-item>
        <text:list-item>
          <text:p text:style-name="P10">Piso: Pasto/Calle <text:span text:style-name="T4">- F</text:span></text:p>
        </text:list-item>
        <text:list-item>
          <text:p text:style-name="P10">Edificios <text:span text:style-name="T4">- F</text:span></text:p>
        </text:list-item>
        <text:list-item>
          <text:p text:style-name="P10">Calle: Camino/Intersección <text:span text:style-name="T4">- F 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0:37:14.280349063</meta:creation-date>
    <dc:date>2017-05-15T11:13:25.790543545</dc:date>
    <meta:editing-duration>PT3M</meta:editing-duration>
    <meta:editing-cycles>1</meta:editing-cycles>
    <meta:document-statistic meta:table-count="0" meta:image-count="0" meta:object-count="0" meta:page-count="1" meta:paragraph-count="28" meta:word-count="217" meta:character-count="1266" meta:non-whitespace-character-count="1096"/>
    <meta:generator>LibreOffice/5.3.1.2$Linux_X86_64 LibreOffice_project/30m0$Build-2</meta:generator>
  </office:meta>
</office:document-meta>
</file>